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libri" style:font-name-complex="Calibri" fo:font-size="12pt" style:font-size-asian="12pt" style:font-size-complex="12pt"/>
    </style:style>
    <style:style style:name="P2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3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4" style:parent-style-name="Paragraphedeliste" style:list-style-name="LFO2" style:family="paragraph">
      <style:text-properties style:font-name="Calibri" style:font-name-complex="Calibri" fo:font-size="12pt" style:font-size-asian="12pt" style:font-size-complex="12pt"/>
    </style:style>
    <style:style style:name="P5" style:parent-style-name="Paragraphedeliste" style:list-style-name="LFO2" style:family="paragraph">
      <style:text-properties style:font-name="Calibri" style:font-name-complex="Calibri" fo:font-size="12pt" style:font-size-asian="12pt" style:font-size-complex="12pt"/>
    </style:style>
    <style:style style:name="P6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7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8" style:parent-style-name="Paragraphedeliste" style:list-style-name="LFO2" style:family="paragraph">
      <style:text-properties style:font-name="Calibri" style:font-name-complex="Calibri" fo:font-size="12pt" style:font-size-asian="12pt" style:font-size-complex="12pt"/>
    </style:style>
    <style:style style:name="P9" style:parent-style-name="Paragraphedeliste" style:list-style-name="LFO2" style:family="paragraph">
      <style:text-properties style:font-name="Calibri" style:font-name-complex="Calibri" fo:font-size="12pt" style:font-size-asian="12pt" style:font-size-complex="12pt"/>
    </style:style>
    <style:style style:name="P10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11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12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13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14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15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16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17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18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19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20" style:parent-style-name="Paragraphedeliste" style:list-style-name="LFO1" style:family="paragraph">
      <style:text-properties style:font-name="Calibri" style:font-name-complex="Calibri" fo:font-size="12pt" style:font-size-asian="12pt" style:font-size-complex="12pt"/>
    </style:style>
    <style:style style:name="P21" style:parent-style-name="Paragraphedeliste" style:list-style-name="LFO1" style:family="paragraph">
      <style:text-properties style:font-name="Calibri" style:font-name-complex="Calibri" fo:font-size="12pt" style:font-size-asian="12pt" style:font-size-complex="12pt"/>
    </style:style>
    <style:style style:name="P22" style:parent-style-name="Paragraphedeliste" style:list-style-name="LFO1" style:family="paragraph">
      <style:text-properties style:font-name="Calibri" style:font-name-complex="Calibri" fo:font-size="12pt" style:font-size-asian="12pt" style:font-size-complex="12pt"/>
    </style:style>
    <style:style style:name="P23" style:parent-style-name="Paragraphedeliste" style:list-style-name="LFO1" style:family="paragraph">
      <style:text-properties style:font-name="Calibri" style:font-name-complex="Calibri" fo:font-size="12pt" style:font-size-asian="12pt" style:font-size-complex="12pt"/>
    </style:style>
    <style:style style:name="P24" style:parent-style-name="Paragraphedeliste" style:list-style-name="LFO1" style:family="paragraph">
      <style:text-properties style:font-name="Calibri" style:font-name-complex="Calibri" fo:font-size="12pt" style:font-size-asian="12pt" style:font-size-complex="12pt"/>
    </style:style>
    <style:style style:name="P25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26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27" style:parent-style-name="Normal" style:family="paragraph"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ext:p text:style-name="P1">Axe d’amélioration :<text:s/></text:p>
      <text:p text:style-name="P2"/>
      <text:p text:style-name="P3">CIS_COMP_bdpm :</text:p>
      <text:list text:style-name="LFO2" text:continue-numbering="true">
        <text:list-item>
          <text:p text:style-name="P4">Créer la tableCIS_COMPO_Substances</text:p>
          <text:list text:continue-numbering="true">
            <text:list-item>
              <text:p text:style-name="P5">Contient le code substance et la dénomination substance</text:p>
            </text:list-item>
          </text:list>
        </text:list-item>
      </text:list>
      <text:p text:style-name="P6"/>
      <text:p text:style-name="P7">CIS_GENER_bdpm :</text:p>
      <text:list text:style-name="LFO2" text:continue-numbering="true">
        <text:list-item>
          <text:p text:style-name="P8">Transformer<text:s/>cette table en table intermédiaire entre<text:s/>CIS_bdpm et la nouvelle table CIS_GENER_groupe_generique</text:p>
          <text:list text:continue-numbering="true">
            <text:list-item>
              <text:p text:style-name="P9">Contient<text:s/>idGroupeGenerique et<text:s/>LibelleGroupeGenerique</text:p>
            </text:list-item>
          </text:list>
        </text:list-item>
      </text:list>
      <text:p text:style-name="P10"/>
      <text:p text:style-name="P11"/>
      <text:p text:style-name="P12">CIS_CIP_bdpm :</text:p>
      <text:p text:style-name="P13">-<text:s/>Faire une table libellePresentation car redondance de varchar long</text:p>
      <text:p text:style-name="P14">-<text:s/>Faire une table statusAdministratifPresentation car redondance de varchar (moins important)</text:p>
      <text:p text:style-name="P15">-<text:s/>Faire une table etatCommercialisationPresentationTelDeclareParTitulaireDeAMM</text:p>
      <text:p text:style-name="P16">- passer agrementAuxCollectivites en booléen</text:p>
      <text:p text:style-name="P17"/>
      <text:p text:style-name="P18"/>
      <text:p text:style-name="P19">CIS_bdpm :</text:p>
      <text:list text:style-name="LFO1" text:continue-numbering="true">
        <text:list-item>
          <text:p text:style-name="P20">Faire Table formePharmaceutique car redondance de varchar</text:p>
        </text:list-item>
        <text:list-item>
          <text:p text:style-name="P21">Faire Table<text:s/>StatusAdministrativeAMM<text:s/>car redondance de varchar</text:p>
        </text:list-item>
        <text:list-item>
          <text:p text:style-name="P22">Passer colonne EtatCommercialisation en booléen</text:p>
        </text:list-item>
        <text:list-item>
          <text:p text:style-name="P23">Faire Table titulaires car redondance de varchar</text:p>
        </text:list-item>
        <text:list-item>
          <text:p text:style-name="P24">PasserSurveillanceRenforcee en booléen</text:p>
        </text:list-item>
      </text:list>
      <text:p text:style-name="P25"/>
      <text:p text:style-name="P26">Fusionner table CIS_HAS_ASMR et CIS_HAS_SMR et ajouter colonne ASMR/SMR</text:p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 Light" style:font-name-asian="Calibri" style:font-name-complex="Calibri Ligh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 Light" style:font-name-asian="Calibri" style:font-name-complex="Calibri Ligh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T Victor</meta:initial-creator>
    <dc:creator>DAOUK Jad</dc:creator>
    <meta:creation-date>2021-04-13T07:22:00Z</meta:creation-date>
    <dc:date>2021-04-13T10:28:00Z</dc:date>
    <meta:template xlink:href="Normal.dotm" xlink:type="simple"/>
    <meta:editing-cycles>27</meta:editing-cycles>
    <meta:editing-duration>PT0S</meta:editing-duration>
    <meta:document-statistic meta:page-count="1" meta:paragraph-count="1" meta:word-count="147" meta:character-count="957" meta:row-count="6" meta:non-whitespace-character-count="811"/>
  </office:meta>
</office:document-meta>
</file>